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206f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4" style:family="paragraph" style:parent-style-name="Standard">
      <style:text-properties officeooo:paragraph-rsid="0018206f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8206f" officeooo:paragraph-rsid="0018206f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5pt" officeooo:rsid="0018206f" officeooo:paragraph-rsid="0018206f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8206f" officeooo:paragraph-rsid="0018206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8206f" style:font-size-asian="16pt" style:font-size-complex="16pt"/>
    </style:style>
    <style:style style:name="T4" style:family="text">
      <style:text-properties fo:font-size="16pt" officeooo:rsid="00218b0a" style:font-size-asian="16pt" style:font-size-complex="16pt"/>
    </style:style>
    <style:style style:name="T5" style:family="text">
      <style:text-properties fo:font-variant="normal" fo:text-transform="none" style:font-name="inherit" fo:font-size="9.75pt" fo:letter-spacing="normal" fo:font-style="normal" fo:font-weight="normal" officeooo:rsid="0018206f" fo:background-color="transparent" loext:char-shading-value="0" style:font-size-asian="16pt" style:font-size-complex="16pt" loext:padding="0cm" loext:border="none"/>
    </style:style>
    <style:style style:name="T6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ckend command</text:p>
      <text:p text:style-name="P6">sudo service apache2 stop &amp;&amp; sudo service nginx stop</text:p>
      <text:p text:style-name="P6">docker-compose exec api composer code-sniffer</text:p>
      <text:p text:style-name="P6">docker-compose exec db sh -c "mysql -uroot -psecret"</text:p>
      <text:p text:style-name="P7">docker-compose exec api php artisan migrate --seed</text:p>
      <text:p text:style-name="P4"><text:span text:style-name="Source_20_Text"><text:span text:style-name="T1">docker-compose exec api php artisan db:seed —class=SuperAdminUserSeed</text:span></text:span></text:p>
      <text:p text:style-name="Standard"/>
      <text:p text:style-name="P8">FrontEnd command</text:p>
      <text:p text:style-name="Standard"/>
      <text:p text:style-name="Standard"/>
      <text:p text:style-name="P9">export NODE_OPTIONS=--openssl-legacy-provider</text:p>
      <text:p text:style-name="Standard"><text:span text:style-name="Source_20_Text"><text:span text:style-name="T2"/></text:span></text:p>
      <text:p text:style-name="Standard"><text:span text:style-name="Source_20_Text"><text:span text:style-name="T2">cp .env.example .env</text:span></text:span></text:p>
      <text:p text:style-name="Standard"><text:span text:style-name="Source_20_Text"><text:span text:style-name="T2">npm run lint</text:span></text:span></text:p>
      <text:p text:style-name="P4"><text:span text:style-name="Source_20_Text"><text:span text:style-name="T3">npm i </text:span></text:span></text:p>
      <text:p text:style-name="P4"><text:span text:style-name="Source_20_Text"><text:span text:style-name="T3">npm run serve</text:span></text:span></text:p>
      <text:p text:style-name="P4"><text:span text:style-name="Source_20_Text"><text:span text:style-name="T3"/></text:span></text:p>
      <text:p text:style-name="P1"><text:span text:style-name="Source_20_Text"><text:span text:style-name="T5">rm -rf node_modules</text:span></text:span></text:p>
      <text:p text:style-name="P2"><text:span text:style-name="Source_20_Text"><text:span text:style-name="T6">rm package-lock.json yarn.lock</text:span></text:span></text:p>
      <text:p text:style-name="P3"><text:span text:style-name="Source_20_Text"><text:span text:style-name="T6">npm cache clear --force</text:span></text:span></text:p>
      <text:p text:style-name="P3"><text:span text:style-name="Source_20_Text"><text:span text:style-name="T6">npm install</text:span></text:span></text:p>
      <text:p text:style-name="P4"><text:span text:style-name="Source_20_Text"><text:span text:style-name="T3">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 </text:span></text:span><text:span text:style-name="Source_20_Text"><text:span text:style-name="T4">ke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3:56:00.402576380</meta:creation-date>
    <dc:date>2021-12-13T15:19:24.017256437</dc:date>
    <meta:editing-duration>PT23H24M4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0" meta:character-count="522" meta:non-whitespace-character-count="471"/>
  </office:meta>
</office:document-meta>
</file>